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etnia</text:p>
          </table:table-cell>
          <table:table-cell office:value-type="string">
            <text:p>genere</text:p>
          </table:table-cell>
          <table:table-cell office:value-type="string">
            <text:p>sna</text:p>
          </table:table-cell>
          <table:table-cell office:value-type="string">
            <text:p>snb</text:p>
          </table:table-cell>
        </table:table-row>
        <table:table-row table:style-name="ro1">
          <table:table-cell office:value-type="string">
            <text:p>Arabi</text:p>
          </table:table-cell>
          <table:table-cell office:value-type="string">
            <text:p>Adar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6.2">
            <text:p>76,2</text:p>
          </table:table-cell>
          <table:table-cell office:value-type="float" office:value="74.9">
            <text:p>74,9</text:p>
          </table:table-cell>
        </table:table-row>
        <table:table-row table:style-name="ro1">
          <table:table-cell office:value-type="string">
            <text:p>Amazigh</text:p>
          </table:table-cell>
          <table:table-cell office:value-type="string">
            <text:p>Ismail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6.5">
            <text:p>76,5</text:p>
          </table:table-cell>
          <table:table-cell office:value-type="float" office:value="74.6">
            <text:p>74,6</text:p>
          </table:table-cell>
        </table:table-row>
        <table:table-row table:style-name="ro1">
          <table:table-cell office:value-type="string">
            <text:p>Oulmi</text:p>
          </table:table-cell>
          <table:table-cell office:value-type="string">
            <text:p>Jannat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6.9">
            <text:p>76,9</text:p>
          </table:table-cell>
          <table:table-cell office:value-type="float" office:value="74.8">
            <text:p>74,8</text:p>
          </table:table-cell>
        </table:table-row>
        <table:table-row table:style-name="ro1">
          <table:table-cell office:value-type="string">
            <text:p>Idir</text:p>
          </table:table-cell>
          <table:table-cell office:value-type="string">
            <text:p>Najw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7.3">
            <text:p>77,3</text:p>
          </table:table-cell>
          <table:table-cell office:value-type="float" office:value="75.4">
            <text:p>75,4</text:p>
          </table:table-cell>
        </table:table-row>
        <table:table-row table:style-name="ro1">
          <table:table-cell office:value-type="string">
            <text:p>AlRashidi</text:p>
          </table:table-cell>
          <table:table-cell office:value-type="string">
            <text:p>Farah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7.8">
            <text:p>77,8</text:p>
          </table:table-cell>
          <table:table-cell office:value-type="float" office:value="75.8">
            <text:p>75,8</text:p>
          </table:table-cell>
        </table:table-row>
        <table:table-row table:style-name="ro1">
          <table:table-cell office:value-type="string">
            <text:p>Douiri</text:p>
          </table:table-cell>
          <table:table-cell office:value-type="string">
            <text:p>Hass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8.1">
            <text:p>78,1</text:p>
          </table:table-cell>
          <table:table-cell office:value-type="float" office:value="75.7">
            <text:p>75,7</text:p>
          </table:table-cell>
        </table:table-row>
        <table:table-row table:style-name="ro1">
          <table:table-cell office:value-type="string">
            <text:p>Idir</text:p>
          </table:table-cell>
          <table:table-cell office:value-type="string">
            <text:p>Mus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8.3">
            <text:p>78,3</text:p>
          </table:table-cell>
          <table:table-cell office:value-type="float" office:value="75.7">
            <text:p>75,7</text:p>
          </table:table-cell>
        </table:table-row>
        <table:table-row table:style-name="ro1">
          <table:table-cell office:value-type="string">
            <text:p>Biondi</text:p>
          </table:table-cell>
          <table:table-cell office:value-type="string">
            <text:p>Tommas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3">
            <text:p>78,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hahrifi</text:p>
          </table:table-cell>
          <table:table-cell office:value-type="string">
            <text:p>Hib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8.4">
            <text:p>78,4</text:p>
          </table:table-cell>
          <table:table-cell office:value-type="float" office:value="76.6">
            <text:p>76,6</text:p>
          </table:table-cell>
        </table:table-row>
        <table:table-row table:style-name="ro1">
          <table:table-cell office:value-type="string">
            <text:p>Ghilarducci</text:p>
          </table:table-cell>
          <table:table-cell office:value-type="string">
            <text:p>Frances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5">
            <text:p>78,5</text:p>
          </table:table-cell>
          <table:table-cell office:value-type="float" office:value="74.7">
            <text:p>74,7</text:p>
          </table:table-cell>
        </table:table-row>
        <table:table-row table:style-name="ro1">
          <table:table-cell office:value-type="string">
            <text:p>Martinez</text:p>
          </table:table-cell>
          <table:table-cell office:value-type="string">
            <text:p>Chia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8.6">
            <text:p>78,6</text:p>
          </table:table-cell>
          <table:table-cell office:value-type="float" office:value="75.3">
            <text:p>75,3</text:p>
          </table:table-cell>
        </table:table-row>
        <table:table-row table:style-name="ro1">
          <table:table-cell office:value-type="string">
            <text:p>Bollani</text:p>
          </table:table-cell>
          <table:table-cell office:value-type="string">
            <text:p>Daniel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6">
            <text:p>78,6</text:p>
          </table:table-cell>
          <table:table-cell office:value-type="float" office:value="75.6">
            <text:p>75,6</text:p>
          </table:table-cell>
        </table:table-row>
        <table:table-row table:style-name="ro1">
          <table:table-cell office:value-type="string">
            <text:p>Ascoli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7">
            <text:p>78,7</text:p>
          </table:table-cell>
          <table:table-cell office:value-type="float" office:value="75.3">
            <text:p>75,3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7">
            <text:p>78,7</text:p>
          </table:table-cell>
          <table:table-cell office:value-type="float" office:value="76.2">
            <text:p>76,2</text:p>
          </table:table-cell>
        </table:table-row>
        <table:table-row table:style-name="ro1">
          <table:table-cell office:value-type="string">
            <text:p>Buzzi</text:p>
          </table:table-cell>
          <table:table-cell office:value-type="string">
            <text:p>Matti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8">
            <text:p>78,8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Rotondi</text:p>
          </table:table-cell>
          <table:table-cell office:value-type="string">
            <text:p>Gabr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8">
            <text:p>78,8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Belkacem</text:p>
          </table:table-cell>
          <table:table-cell office:value-type="string">
            <text:p>Ghali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Yaflmaz</text:p>
          </table:table-cell>
          <table:table-cell office:value-type="string">
            <text:p>Ayyub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">
            <text:p>79</text:p>
          </table:table-cell>
          <table:table-cell office:value-type="float" office:value="76.1">
            <text:p>76,1</text:p>
          </table:table-cell>
        </table:table-row>
        <table:table-row table:style-name="ro1">
          <table:table-cell office:value-type="string">
            <text:p>Benani</text:p>
          </table:table-cell>
          <table:table-cell office:value-type="string">
            <text:p>Jam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76.2">
            <text:p>76,2</text:p>
          </table:table-cell>
        </table:table-row>
        <table:table-row table:style-name="ro1">
          <table:table-cell office:value-type="string">
            <text:p>Mazouzi</text:p>
          </table:table-cell>
          <table:table-cell office:value-type="string">
            <text:p>Iman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Kaflafa</text:p>
          </table:table-cell>
          <table:table-cell office:value-type="string">
            <text:p>Azee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1">
            <text:p>79,1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AlSayed</text:p>
          </table:table-cell>
          <table:table-cell office:value-type="string">
            <text:p>Fati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2">
            <text:p>79,2</text:p>
          </table:table-cell>
          <table:table-cell office:value-type="float" office:value="75.6">
            <text:p>75,6</text:p>
          </table:table-cell>
        </table:table-row>
        <table:table-row table:style-name="ro1">
          <table:table-cell office:value-type="string">
            <text:p>Rossi</text:p>
          </table:table-cell>
          <table:table-cell office:value-type="string">
            <text:p>Iris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2">
            <text:p>79,2</text:p>
          </table:table-cell>
          <table:table-cell office:value-type="float" office:value="77.6">
            <text:p>77,6</text:p>
          </table:table-cell>
        </table:table-row>
        <table:table-row table:style-name="ro1">
          <table:table-cell office:value-type="string">
            <text:p>Aayt</text:p>
          </table:table-cell>
          <table:table-cell office:value-type="string">
            <text:p>Ibrah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4">
            <text:p>79,4</text:p>
          </table:table-cell>
          <table:table-cell office:value-type="float" office:value="75.3">
            <text:p>75,3</text:p>
          </table:table-cell>
        </table:table-row>
        <table:table-row table:style-name="ro1">
          <table:table-cell office:value-type="string">
            <text:p>Alizadeh</text:p>
          </table:table-cell>
          <table:table-cell office:value-type="string">
            <text:p>Zi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4">
            <text:p>79,4</text:p>
          </table:table-cell>
          <table:table-cell office:value-type="float" office:value="76.9">
            <text:p>76,9</text:p>
          </table:table-cell>
        </table:table-row>
        <table:table-row table:style-name="ro1">
          <table:table-cell office:value-type="string">
            <text:p>Berkani</text:p>
          </table:table-cell>
          <table:table-cell office:value-type="string">
            <text:p>Ha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5">
            <text:p>79,5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Fassi</text:p>
          </table:table-cell>
          <table:table-cell office:value-type="string">
            <text:p>Ali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5">
            <text:p>79,5</text:p>
          </table:table-cell>
          <table:table-cell office:value-type="float" office:value="77.3">
            <text:p>77,3</text:p>
          </table:table-cell>
        </table:table-row>
        <table:table-row table:style-name="ro1">
          <table:table-cell office:value-type="string">
            <text:p>Tahiri</text:p>
          </table:table-cell>
          <table:table-cell office:value-type="string">
            <text:p>Khali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6">
            <text:p>79,6</text:p>
          </table:table-cell>
          <table:table-cell office:value-type="float" office:value="75.7">
            <text:p>75,7</text:p>
          </table:table-cell>
        </table:table-row>
        <table:table-row table:style-name="ro1">
          <table:table-cell office:value-type="string">
            <text:p>Mokrani</text:p>
          </table:table-cell>
          <table:table-cell office:value-type="string">
            <text:p>Sal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6">
            <text:p>79,6</text:p>
          </table:table-cell>
          <table:table-cell office:value-type="float" office:value="76.7">
            <text:p>76,7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string">
            <text:p>Cir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6">
            <text:p>79,6</text:p>
          </table:table-cell>
          <table:table-cell office:value-type="float" office:value="76.7">
            <text:p>76,7</text:p>
          </table:table-cell>
        </table:table-row>
        <table:table-row table:style-name="ro1">
          <table:table-cell office:value-type="string">
            <text:p>AlMasri</text:p>
          </table:table-cell>
          <table:table-cell office:value-type="string">
            <text:p>Aish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6">
            <text:p>79,6</text:p>
          </table:table-cell>
          <table:table-cell office:value-type="float" office:value="76.9">
            <text:p>76,9</text:p>
          </table:table-cell>
        </table:table-row>
        <table:table-row table:style-name="ro1">
          <table:table-cell office:value-type="string">
            <text:p>Bruno</text:p>
          </table:table-cell>
          <table:table-cell office:value-type="string">
            <text:p>Emm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4.9">
            <text:p>74,9</text:p>
          </table:table-cell>
        </table:table-row>
        <table:table-row table:style-name="ro1">
          <table:table-cell office:value-type="string">
            <text:p>Micheletti</text:p>
          </table:table-cell>
          <table:table-cell office:value-type="string">
            <text:p>Frances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5.8">
            <text:p>75,8</text:p>
          </table:table-cell>
        </table:table-row>
        <table:table-row table:style-name="ro1">
          <table:table-cell office:value-type="string">
            <text:p>Fiore</text:p>
          </table:table-cell>
          <table:table-cell office:value-type="string">
            <text:p>Ros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Molteni</text:p>
          </table:table-cell>
          <table:table-cell office:value-type="string">
            <text:p>Sa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Brizzi</text:p>
          </table:table-cell>
          <table:table-cell office:value-type="string">
            <text:p>Ethan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9.7">
            <text:p>79,7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Ouazzani</text:p>
          </table:table-cell>
          <table:table-cell office:value-type="string">
            <text:p>Oma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7">
            <text:p>79,7</text:p>
          </table:table-cell>
          <table:table-cell office:value-type="float" office:value="78.5">
            <text:p>78,5</text:p>
          </table:table-cell>
        </table:table-row>
        <table:table-row table:style-name="ro1">
          <table:table-cell office:value-type="string">
            <text:p>Rafsanjani</text:p>
          </table:table-cell>
          <table:table-cell office:value-type="string">
            <text:p>Yame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7">
            <text:p>79,7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Medici</text:p>
          </table:table-cell>
          <table:table-cell office:value-type="string">
            <text:p>Ate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9">
            <text:p>79,9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Santoro</text:p>
          </table:table-cell>
          <table:table-cell office:value-type="string">
            <text:p>Tommas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">
            <text:p>80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Bertoni</text:p>
          </table:table-cell>
          <table:table-cell office:value-type="string">
            <text:p>Damian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1">
            <text:p>80,1</text:p>
          </table:table-cell>
          <table:table-cell office:value-type="float" office:value="76.2">
            <text:p>76,2</text:p>
          </table:table-cell>
        </table:table-row>
        <table:table-row table:style-name="ro1">
          <table:table-cell office:value-type="string">
            <text:p>Giovannini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1">
            <text:p>80,1</text:p>
          </table:table-cell>
          <table:table-cell office:value-type="float" office:value="78.1">
            <text:p>78,1</text:p>
          </table:table-cell>
        </table:table-row>
        <table:table-row table:style-name="ro1">
          <table:table-cell office:value-type="string">
            <text:p>Deniz</text:p>
          </table:table-cell>
          <table:table-cell office:value-type="string">
            <text:p>J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2">
            <text:p>80,2</text:p>
          </table:table-cell>
          <table:table-cell office:value-type="float" office:value="76.7">
            <text:p>76,7</text:p>
          </table:table-cell>
        </table:table-row>
        <table:table-row table:style-name="ro1">
          <table:table-cell office:value-type="string">
            <text:p>Russo</text:p>
          </table:table-cell>
          <table:table-cell office:value-type="string">
            <text:p>Auro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2">
            <text:p>80,2</text:p>
          </table:table-cell>
          <table:table-cell office:value-type="float" office:value="77.6">
            <text:p>77,6</text:p>
          </table:table-cell>
        </table:table-row>
        <table:table-row table:style-name="ro1">
          <table:table-cell office:value-type="string">
            <text:p>Squarcione</text:p>
          </table:table-cell>
          <table:table-cell office:value-type="string">
            <text:p>Dan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3">
            <text:p>80,3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Mazzoni</text:p>
          </table:table-cell>
          <table:table-cell office:value-type="string">
            <text:p>An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7.9">
            <text:p>77,9</text:p>
          </table:table-cell>
        </table:table-row>
        <table:table-row table:style-name="ro1">
          <table:table-cell office:value-type="string">
            <text:p>Bellucci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3">
            <text:p>80,3</text:p>
          </table:table-cell>
          <table:table-cell office:value-type="float" office:value="77.9">
            <text:p>77,9</text:p>
          </table:table-cell>
        </table:table-row>
        <table:table-row table:style-name="ro1">
          <table:table-cell office:value-type="string">
            <text:p>Giovannini</text:p>
          </table:table-cell>
          <table:table-cell office:value-type="string">
            <text:p>Margherit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Giordano</text:p>
          </table:table-cell>
          <table:table-cell office:value-type="string">
            <text:p>Ludov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8.1">
            <text:p>78,1</text:p>
          </table:table-cell>
        </table:table-row>
        <table:table-row table:style-name="ro1">
          <table:table-cell office:value-type="string">
            <text:p>Alavi</text:p>
          </table:table-cell>
          <table:table-cell office:value-type="string">
            <text:p>Malek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3">
            <text:p>80,3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Abdellah</text:p>
          </table:table-cell>
          <table:table-cell office:value-type="string">
            <text:p>Le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8.7">
            <text:p>78,7</text:p>
          </table:table-cell>
        </table:table-row>
        <table:table-row table:style-name="ro1">
          <table:table-cell office:value-type="string">
            <text:p>Conte</text:p>
          </table:table-cell>
          <table:table-cell office:value-type="string">
            <text:p>Bian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Mancini</text:p>
          </table:table-cell>
          <table:table-cell office:value-type="string">
            <text:p>E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6.6">
            <text:p>76,6</text:p>
          </table:table-cell>
        </table:table-row>
        <table:table-row table:style-name="ro1">
          <table:table-cell office:value-type="string">
            <text:p>Monti</text:p>
          </table:table-cell>
          <table:table-cell office:value-type="string">
            <text:p>Mart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Zouaghi</text:p>
          </table:table-cell>
          <table:table-cell office:value-type="string">
            <text:p>Suleim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4">
            <text:p>80,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Gharnati</text:p>
          </table:table-cell>
          <table:table-cell office:value-type="string">
            <text:p>Yusuf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4">
            <text:p>80,4</text:p>
          </table:table-cell>
          <table:table-cell office:value-type="float" office:value="78.2">
            <text:p>78,2</text:p>
          </table:table-cell>
        </table:table-row>
        <table:table-row table:style-name="ro1">
          <table:table-cell office:value-type="string">
            <text:p>Gentile</text:p>
          </table:table-cell>
          <table:table-cell office:value-type="string">
            <text:p>Aless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8.9">
            <text:p>78,9</text:p>
          </table:table-cell>
        </table:table-row>
        <table:table-row table:style-name="ro1">
          <table:table-cell office:value-type="string">
            <text:p>Catalano</text:p>
          </table:table-cell>
          <table:table-cell office:value-type="string">
            <text:p>Afrodit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9.3">
            <text:p>79,3</text:p>
          </table:table-cell>
        </table:table-row>
        <table:table-row table:style-name="ro1">
          <table:table-cell office:value-type="string">
            <text:p>Walker</text:p>
          </table:table-cell>
          <table:table-cell office:value-type="string">
            <text:p>Nor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0.5">
            <text:p>80,5</text:p>
          </table:table-cell>
          <table:table-cell office:value-type="float" office:value="77.2">
            <text:p>77,2</text:p>
          </table:table-cell>
        </table:table-row>
        <table:table-row table:style-name="ro1">
          <table:table-cell office:value-type="string">
            <text:p>Giunta</text:p>
          </table:table-cell>
          <table:table-cell office:value-type="string">
            <text:p>Lorenz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5">
            <text:p>80,5</text:p>
          </table:table-cell>
          <table:table-cell office:value-type="float" office:value="78.3">
            <text:p>78,3</text:p>
          </table:table-cell>
        </table:table-row>
        <table:table-row table:style-name="ro1">
          <table:table-cell office:value-type="string">
            <text:p>Romano</text:p>
          </table:table-cell>
          <table:table-cell office:value-type="string">
            <text:p>Ali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6">
            <text:p>80,6</text:p>
          </table:table-cell>
          <table:table-cell office:value-type="float" office:value="76.7">
            <text:p>76,7</text:p>
          </table:table-cell>
        </table:table-row>
        <table:table-row table:style-name="ro1">
          <table:table-cell office:value-type="string">
            <text:p>Spadafora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6">
            <text:p>80,6</text:p>
          </table:table-cell>
          <table:table-cell office:value-type="float" office:value="77.5">
            <text:p>77,5</text:p>
          </table:table-cell>
        </table:table-row>
        <table:table-row table:style-name="ro1">
          <table:table-cell office:value-type="string">
            <text:p>Yafldafz</text:p>
          </table:table-cell>
          <table:table-cell office:value-type="string">
            <text:p>Karee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6">
            <text:p>80,6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Goncalves</text:p>
          </table:table-cell>
          <table:table-cell office:value-type="string">
            <text:p>Emily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6">
            <text:p>80,6</text:p>
          </table:table-cell>
          <table:table-cell office:value-type="float" office:value="78.9">
            <text:p>78,9</text:p>
          </table:table-cell>
        </table:table-row>
        <table:table-row table:style-name="ro1">
          <table:table-cell office:value-type="string">
            <text:p>Rambaldi</text:p>
          </table:table-cell>
          <table:table-cell office:value-type="string">
            <text:p>Lorenz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6.1">
            <text:p>76,1</text:p>
          </table:table-cell>
        </table:table-row>
        <table:table-row table:style-name="ro1">
          <table:table-cell office:value-type="string">
            <text:p>Demir</text:p>
          </table:table-cell>
          <table:table-cell office:value-type="string">
            <text:p>Yahy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6.9">
            <text:p>76,9</text:p>
          </table:table-cell>
        </table:table-row>
        <table:table-row table:style-name="ro1">
          <table:table-cell office:value-type="string">
            <text:p>Ravani</text:p>
          </table:table-cell>
          <table:table-cell office:value-type="string">
            <text:p>Fabi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amelik</text:p>
          </table:table-cell>
          <table:table-cell office:value-type="string">
            <text:p>Muhamm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7.4">
            <text:p>77,4</text:p>
          </table:table-cell>
        </table:table-row>
        <table:table-row table:style-name="ro1">
          <table:table-cell office:value-type="string">
            <text:p>Ratti</text:p>
          </table:table-cell>
          <table:table-cell office:value-type="string">
            <text:p>Matte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8.9">
            <text:p>78,9</text:p>
          </table:table-cell>
        </table:table-row>
        <table:table-row table:style-name="ro1">
          <table:table-cell office:value-type="string">
            <text:p>Soria</text:p>
          </table:table-cell>
          <table:table-cell office:value-type="string">
            <text:p>Gabr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AshShaher</text:p>
          </table:table-cell>
          <table:table-cell office:value-type="string">
            <text:p>Sar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0.8">
            <text:p>80,8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Armani</text:p>
          </table:table-cell>
          <table:table-cell office:value-type="string">
            <text:p>Federi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8">
            <text:p>80,8</text:p>
          </table:table-cell>
          <table:table-cell office:value-type="float" office:value="77.2">
            <text:p>77,2</text:p>
          </table:table-cell>
        </table:table-row>
        <table:table-row table:style-name="ro1">
          <table:table-cell office:value-type="string">
            <text:p>Silva</text:p>
          </table:table-cell>
          <table:table-cell office:value-type="string">
            <text:p>Matti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8">
            <text:p>80,8</text:p>
          </table:table-cell>
          <table:table-cell office:value-type="float" office:value="77.3">
            <text:p>77,3</text:p>
          </table:table-cell>
        </table:table-row>
        <table:table-row table:style-name="ro1">
          <table:table-cell office:value-type="string">
            <text:p>Gallo</text:p>
          </table:table-cell>
          <table:table-cell office:value-type="string">
            <text:p>Elis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8">
            <text:p>80,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Grassi</text:p>
          </table:table-cell>
          <table:table-cell office:value-type="string">
            <text:p>Sarah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8">
            <text:p>80,8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Scialabba</text:p>
          </table:table-cell>
          <table:table-cell office:value-type="string">
            <text:p>Andr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9">
            <text:p>80,9</text:p>
          </table:table-cell>
          <table:table-cell office:value-type="float" office:value="76.9">
            <text:p>76,9</text:p>
          </table:table-cell>
        </table:table-row>
        <table:table-row table:style-name="ro1">
          <table:table-cell office:value-type="string">
            <text:p>Battiferro</text:p>
          </table:table-cell>
          <table:table-cell office:value-type="string">
            <text:p>Da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9">
            <text:p>80,9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Rizzi</text:p>
          </table:table-cell>
          <table:table-cell office:value-type="string">
            <text:p>Andr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9">
            <text:p>80,9</text:p>
          </table:table-cell>
          <table:table-cell office:value-type="float" office:value="77.5">
            <text:p>77,5</text:p>
          </table:table-cell>
        </table:table-row>
        <table:table-row table:style-name="ro1">
          <table:table-cell office:value-type="string">
            <text:p>Gayl</text:p>
          </table:table-cell>
          <table:table-cell office:value-type="string">
            <text:p>Faris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">
            <text:p>81</text:p>
          </table:table-cell>
          <table:table-cell office:value-type="float" office:value="77.2">
            <text:p>77,2</text:p>
          </table:table-cell>
        </table:table-row>
        <table:table-row table:style-name="ro1">
          <table:table-cell office:value-type="string">
            <text:p>Bayat</text:p>
          </table:table-cell>
          <table:table-cell office:value-type="string">
            <text:p>Nade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Scognamiglio</text:p>
          </table:table-cell>
          <table:table-cell office:value-type="string">
            <text:p>Matte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6.7">
            <text:p>76,7</text:p>
          </table:table-cell>
        </table:table-row>
        <table:table-row table:style-name="ro1">
          <table:table-cell office:value-type="string">
            <text:p>Ricci</text:p>
          </table:table-cell>
          <table:table-cell office:value-type="string">
            <text:p>Ludov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1">
            <text:p>81,1</text:p>
          </table:table-cell>
          <table:table-cell office:value-type="float" office:value="77.6">
            <text:p>77,6</text:p>
          </table:table-cell>
        </table:table-row>
        <table:table-row table:style-name="ro1">
          <table:table-cell office:value-type="string">
            <text:p>Alessi</text:p>
          </table:table-cell>
          <table:table-cell office:value-type="string">
            <text:p>Enri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7.9">
            <text:p>77,9</text:p>
          </table:table-cell>
        </table:table-row>
        <table:table-row table:style-name="ro1">
          <table:table-cell office:value-type="string">
            <text:p>Angelini</text:p>
          </table:table-cell>
          <table:table-cell office:value-type="string">
            <text:p>Albert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7.9">
            <text:p>77,9</text:p>
          </table:table-cell>
        </table:table-row>
        <table:table-row table:style-name="ro1">
          <table:table-cell office:value-type="string">
            <text:p>Mariotti</text:p>
          </table:table-cell>
          <table:table-cell office:value-type="string">
            <text:p>Penelop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1">
            <text:p>81,1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Mori</text:p>
          </table:table-cell>
          <table:table-cell office:value-type="string">
            <text:p>Raffae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1">
            <text:p>81,1</text:p>
          </table:table-cell>
          <table:table-cell office:value-type="float" office:value="79.6">
            <text:p>79,6</text:p>
          </table:table-cell>
        </table:table-row>
        <table:table-row table:style-name="ro1">
          <table:table-cell office:value-type="string">
            <text:p>Farnese</text:p>
          </table:table-cell>
          <table:table-cell office:value-type="string">
            <text:p>Ele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2">
            <text:p>81,2</text:p>
          </table:table-cell>
          <table:table-cell office:value-type="float" office:value="77.5">
            <text:p>77,5</text:p>
          </table:table-cell>
        </table:table-row>
        <table:table-row table:style-name="ro1">
          <table:table-cell office:value-type="string">
            <text:p>Rizzato</text:p>
          </table:table-cell>
          <table:table-cell office:value-type="string">
            <text:p>David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Chaoui</text:p>
          </table:table-cell>
          <table:table-cell office:value-type="string">
            <text:p>Hussei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8.3">
            <text:p>78,3</text:p>
          </table:table-cell>
        </table:table-row>
        <table:table-row table:style-name="ro1">
          <table:table-cell office:value-type="string">
            <text:p>Cooper</text:p>
          </table:table-cell>
          <table:table-cell office:value-type="string">
            <text:p>Abigail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1.2">
            <text:p>81,2</text:p>
          </table:table-cell>
          <table:table-cell office:value-type="float" office:value="78.7">
            <text:p>78,7</text:p>
          </table:table-cell>
        </table:table-row>
        <table:table-row table:style-name="ro1">
          <table:table-cell office:value-type="string">
            <text:p>Bertacchini</text:p>
          </table:table-cell>
          <table:table-cell office:value-type="string">
            <text:p>Leon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8.9">
            <text:p>78,9</text:p>
          </table:table-cell>
        </table:table-row>
        <table:table-row table:style-name="ro1">
          <table:table-cell office:value-type="string">
            <text:p>Ribeiro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Schiavone</text:p>
          </table:table-cell>
          <table:table-cell office:value-type="string">
            <text:p>Luc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3">
            <text:p>81,3</text:p>
          </table:table-cell>
          <table:table-cell office:value-type="float" office:value="76.6">
            <text:p>76,6</text:p>
          </table:table-cell>
        </table:table-row>
        <table:table-row table:style-name="ro1">
          <table:table-cell office:value-type="string">
            <text:p>Marini</text:p>
          </table:table-cell>
          <table:table-cell office:value-type="string">
            <text:p>Est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3">
            <text:p>81,3</text:p>
          </table:table-cell>
          <table:table-cell office:value-type="float" office:value="79.8">
            <text:p>79,8</text:p>
          </table:table-cell>
        </table:table-row>
        <table:table-row table:style-name="ro1">
          <table:table-cell office:value-type="string">
            <text:p>Grandi</text:p>
          </table:table-cell>
          <table:table-cell office:value-type="string">
            <text:p>Emm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Bianchi</text:p>
          </table:table-cell>
          <table:table-cell office:value-type="string">
            <text:p>Beatri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Ouyahia</text:p>
          </table:table-cell>
          <table:table-cell office:value-type="string">
            <text:p>Yasmin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7.5">
            <text:p>77,5</text:p>
          </table:table-cell>
        </table:table-row>
        <table:table-row table:style-name="ro1">
          <table:table-cell office:value-type="string">
            <text:p>Beni</text:p>
          </table:table-cell>
          <table:table-cell office:value-type="string">
            <text:p>Mohamm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4">
            <text:p>81,4</text:p>
          </table:table-cell>
          <table:table-cell office:value-type="float" office:value="77.8">
            <text:p>77,8</text:p>
          </table:table-cell>
        </table:table-row>
        <table:table-row table:style-name="ro1">
          <table:table-cell office:value-type="string">
            <text:p>Gatti</text:p>
          </table:table-cell>
          <table:table-cell office:value-type="string">
            <text:p>Giorg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8.9">
            <text:p>78,9</text:p>
          </table:table-cell>
        </table:table-row>
        <table:table-row table:style-name="ro1">
          <table:table-cell office:value-type="string">
            <text:p>Manfredi</text:p>
          </table:table-cell>
          <table:table-cell office:value-type="string">
            <text:p>Gabrie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9.2">
            <text:p>79,2</text:p>
          </table:table-cell>
        </table:table-row>
        <table:table-row table:style-name="ro1">
          <table:table-cell office:value-type="string">
            <text:p>Massimi</text:p>
          </table:table-cell>
          <table:table-cell office:value-type="string">
            <text:p>Cassand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9.5">
            <text:p>79,5</text:p>
          </table:table-cell>
        </table:table-row>
        <table:table-row table:style-name="ro1">
          <table:table-cell office:value-type="string">
            <text:p>Aurino</text:p>
          </table:table-cell>
          <table:table-cell office:value-type="string">
            <text:p>Gui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5">
            <text:p>81,5</text:p>
          </table:table-cell>
          <table:table-cell office:value-type="float" office:value="77.8">
            <text:p>77,8</text:p>
          </table:table-cell>
        </table:table-row>
        <table:table-row table:style-name="ro1">
          <table:table-cell office:value-type="string">
            <text:p>Kaya</text:p>
          </table:table-cell>
          <table:table-cell office:value-type="string">
            <text:p>Is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5">
            <text:p>81,5</text:p>
          </table:table-cell>
          <table:table-cell office:value-type="float" office:value="78.2">
            <text:p>78,2</text:p>
          </table:table-cell>
        </table:table-row>
        <table:table-row table:style-name="ro1">
          <table:table-cell office:value-type="string">
            <text:p>Abate</text:p>
          </table:table-cell>
          <table:table-cell office:value-type="string">
            <text:p>Samu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5">
            <text:p>81,5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AlHarbi</text:p>
          </table:table-cell>
          <table:table-cell office:value-type="string">
            <text:p>Kari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5">
            <text:p>81,5</text:p>
          </table:table-cell>
          <table:table-cell office:value-type="float" office:value="79.2">
            <text:p>79,2</text:p>
          </table:table-cell>
        </table:table-row>
        <table:table-row table:style-name="ro1">
          <table:table-cell office:value-type="string">
            <text:p>Khalifa</text:p>
          </table:table-cell>
          <table:table-cell office:value-type="string">
            <text:p>Rihann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5">
            <text:p>81,5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Arslan</text:p>
          </table:table-cell>
          <table:table-cell office:value-type="string">
            <text:p>Hak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6">
            <text:p>81,6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Spinazzola</text:p>
          </table:table-cell>
          <table:table-cell office:value-type="string">
            <text:p>Giacom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6">
            <text:p>81,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Bassi</text:p>
          </table:table-cell>
          <table:table-cell office:value-type="string">
            <text:p>Nathan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7">
            <text:p>81,7</text:p>
          </table:table-cell>
          <table:table-cell office:value-type="float" office:value="75.8">
            <text:p>75,8</text:p>
          </table:table-cell>
        </table:table-row>
        <table:table-row table:style-name="ro1">
          <table:table-cell office:value-type="string">
            <text:p>AlAlawi</text:p>
          </table:table-cell>
          <table:table-cell office:value-type="string">
            <text:p>Amin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Yafldafrafm</text:p>
          </table:table-cell>
          <table:table-cell office:value-type="string">
            <text:p>Ami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7">
            <text:p>81,7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Basile</text:p>
          </table:table-cell>
          <table:table-cell office:value-type="string">
            <text:p>Artemid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8.2">
            <text:p>78,2</text:p>
          </table:table-cell>
        </table:table-row>
        <table:table-row table:style-name="ro1">
          <table:table-cell office:value-type="string">
            <text:p>Saidi</text:p>
          </table:table-cell>
          <table:table-cell office:value-type="string">
            <text:p>Ghad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8.8">
            <text:p>78,8</text:p>
          </table:table-cell>
        </table:table-row>
        <table:table-row table:style-name="ro1">
          <table:table-cell office:value-type="string">
            <text:p>Maffei</text:p>
          </table:table-cell>
          <table:table-cell office:value-type="string">
            <text:p>Mar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9.3">
            <text:p>79,3</text:p>
          </table:table-cell>
        </table:table-row>
        <table:table-row table:style-name="ro1">
          <table:table-cell office:value-type="string">
            <text:p>Giuliani</text:p>
          </table:table-cell>
          <table:table-cell office:value-type="string">
            <text:p>Jess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8">
            <text:p>81,8</text:p>
          </table:table-cell>
          <table:table-cell office:value-type="float" office:value="78.1">
            <text:p>78,1</text:p>
          </table:table-cell>
        </table:table-row>
        <table:table-row table:style-name="ro1">
          <table:table-cell office:value-type="string">
            <text:p>Ghaffari</text:p>
          </table:table-cell>
          <table:table-cell office:value-type="string">
            <text:p>Layth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8">
            <text:p>81,8</text:p>
          </table:table-cell>
          <table:table-cell office:value-type="float" office:value="78.1">
            <text:p>78,1</text:p>
          </table:table-cell>
        </table:table-row>
        <table:table-row table:style-name="ro1">
          <table:table-cell office:value-type="string">
            <text:p>Fabbro</text:p>
          </table:table-cell>
          <table:table-cell office:value-type="string">
            <text:p>Marcel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8">
            <text:p>81,8</text:p>
          </table:table-cell>
          <table:table-cell office:value-type="float" office:value="78.7">
            <text:p>78,7</text:p>
          </table:table-cell>
        </table:table-row>
        <table:table-row table:style-name="ro1">
          <table:table-cell office:value-type="string">
            <text:p>Mancini</text:p>
          </table:table-cell>
          <table:table-cell office:value-type="string">
            <text:p>An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8">
            <text:p>81,8</text:p>
          </table:table-cell>
          <table:table-cell office:value-type="float" office:value="79.9">
            <text:p>79,9</text:p>
          </table:table-cell>
        </table:table-row>
        <table:table-row table:style-name="ro1">
          <table:table-cell office:value-type="string">
            <text:p>Napoli</text:p>
          </table:table-cell>
          <table:table-cell office:value-type="string">
            <text:p>Giglio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8">
            <text:p>81,8</text:p>
          </table:table-cell>
          <table:table-cell office:value-type="float" office:value="80.4">
            <text:p>80,4</text:p>
          </table:table-cell>
        </table:table-row>
        <table:table-row table:style-name="ro1">
          <table:table-cell office:value-type="string">
            <text:p>Derri</text:p>
          </table:table-cell>
          <table:table-cell office:value-type="string">
            <text:p>Rani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9">
            <text:p>81,9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Garcia</text:p>
          </table:table-cell>
          <table:table-cell office:value-type="string">
            <text:p>Nicol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9">
            <text:p>81,9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Garissa</text:p>
          </table:table-cell>
          <table:table-cell office:value-type="string">
            <text:p>Harlow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1.9">
            <text:p>81,9</text:p>
          </table:table-cell>
          <table:table-cell office:value-type="float" office:value="80.9">
            <text:p>80,9</text:p>
          </table:table-cell>
        </table:table-row>
        <table:table-row table:style-name="ro1">
          <table:table-cell office:value-type="string">
            <text:p>Alberti</text:p>
          </table:table-cell>
          <table:table-cell office:value-type="string">
            <text:p>Robert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Amato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8.3">
            <text:p>78,3</text:p>
          </table:table-cell>
        </table:table-row>
        <table:table-row table:style-name="ro1">
          <table:table-cell office:value-type="string">
            <text:p>Alaoui</text:p>
          </table:table-cell>
          <table:table-cell office:value-type="string">
            <text:p>Ahm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DoalÂan</text:p>
          </table:table-cell>
          <table:table-cell office:value-type="string">
            <text:p>Rashi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Ali</text:p>
          </table:table-cell>
          <table:table-cell office:value-type="string">
            <text:p>Badr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lQahtani</text:p>
          </table:table-cell>
          <table:table-cell office:value-type="string">
            <text:p>Bibi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">
            <text:p>82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Abdellah</text:p>
          </table:table-cell>
          <table:table-cell office:value-type="string">
            <text:p>Ibrah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9.3">
            <text:p>79,3</text:p>
          </table:table-cell>
        </table:table-row>
        <table:table-row table:style-name="ro1">
          <table:table-cell office:value-type="string">
            <text:p>Speziale</text:p>
          </table:table-cell>
          <table:table-cell office:value-type="string">
            <text:p>Giusepp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Tanane</text:p>
          </table:table-cell>
          <table:table-cell office:value-type="string">
            <text:p>Dawoo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.1">
            <text:p>82,1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Drissi</text:p>
          </table:table-cell>
          <table:table-cell office:value-type="string">
            <text:p>Noor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.1">
            <text:p>82,1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Marino</text:p>
          </table:table-cell>
          <table:table-cell office:value-type="string">
            <text:p>Matild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1">
            <text:p>82,1</text:p>
          </table:table-cell>
          <table:table-cell office:value-type="float" office:value="79.5">
            <text:p>79,5</text:p>
          </table:table-cell>
        </table:table-row>
        <table:table-row table:style-name="ro1">
          <table:table-cell office:value-type="string">
            <text:p>Esposito</text:p>
          </table:table-cell>
          <table:table-cell office:value-type="string">
            <text:p>Ginev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Greco</text:p>
          </table:table-cell>
          <table:table-cell office:value-type="string">
            <text:p>Demet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79.6">
            <text:p>79,6</text:p>
          </table:table-cell>
        </table:table-row>
        <table:table-row table:style-name="ro1">
          <table:table-cell office:value-type="string">
            <text:p>Liuzzi</text:p>
          </table:table-cell>
          <table:table-cell office:value-type="string">
            <text:p>Giorg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80.3">
            <text:p>80,3</text:p>
          </table:table-cell>
        </table:table-row>
        <table:table-row table:style-name="ro1">
          <table:table-cell office:value-type="string">
            <text:p>Anastasia</text:p>
          </table:table-cell>
          <table:table-cell office:value-type="string">
            <text:p>Emanu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8.1">
            <text:p>78,1</text:p>
          </table:table-cell>
        </table:table-row>
        <table:table-row table:style-name="ro1">
          <table:table-cell office:value-type="string">
            <text:p>Raimondi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8.8">
            <text:p>78,8</text:p>
          </table:table-cell>
        </table:table-row>
        <table:table-row table:style-name="ro1">
          <table:table-cell office:value-type="string">
            <text:p>Galimberti</text:p>
          </table:table-cell>
          <table:table-cell office:value-type="string">
            <text:p>Leon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8.9">
            <text:p>78,9</text:p>
          </table:table-cell>
        </table:table-row>
        <table:table-row table:style-name="ro1">
          <table:table-cell office:value-type="string">
            <text:p>Bellini</text:p>
          </table:table-cell>
          <table:table-cell office:value-type="string">
            <text:p>Nicol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Guerra</text:p>
          </table:table-cell>
          <table:table-cell office:value-type="string">
            <text:p>Auro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3">
            <text:p>82,3</text:p>
          </table:table-cell>
          <table:table-cell office:value-type="float" office:value="79.2">
            <text:p>79,2</text:p>
          </table:table-cell>
        </table:table-row>
        <table:table-row table:style-name="ro1">
          <table:table-cell office:value-type="string">
            <text:p>Romita</text:p>
          </table:table-cell>
          <table:table-cell office:value-type="string">
            <text:p>En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4">
            <text:p>82,4</text:p>
          </table:table-cell>
          <table:table-cell office:value-type="float" office:value="78.8">
            <text:p>78,8</text:p>
          </table:table-cell>
        </table:table-row>
        <table:table-row table:style-name="ro1">
          <table:table-cell office:value-type="string">
            <text:p>Baran</text:p>
          </table:table-cell>
          <table:table-cell office:value-type="string">
            <text:p>Aym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.4">
            <text:p>82,4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Rossi</text:p>
          </table:table-cell>
          <table:table-cell office:value-type="string">
            <text:p>Sof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4">
            <text:p>82,4</text:p>
          </table:table-cell>
          <table:table-cell office:value-type="float" office:value="79.7">
            <text:p>79,7</text:p>
          </table:table-cell>
        </table:table-row>
        <table:table-row table:style-name="ro1">
          <table:table-cell office:value-type="string">
            <text:p>Romano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5">
            <text:p>82,5</text:p>
          </table:table-cell>
          <table:table-cell office:value-type="float" office:value="77.9">
            <text:p>77,9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string">
            <text:p>Vittor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5">
            <text:p>82,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Grimaldi</text:p>
          </table:table-cell>
          <table:table-cell office:value-type="string">
            <text:p>Gelsom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5">
            <text:p>82,5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Rusconi</text:p>
          </table:table-cell>
          <table:table-cell office:value-type="string">
            <text:p>Tancredi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5">
            <text:p>82,5</text:p>
          </table:table-cell>
          <table:table-cell office:value-type="float" office:value="80.2">
            <text:p>80,2</text:p>
          </table:table-cell>
        </table:table-row>
        <table:table-row table:style-name="ro1">
          <table:table-cell office:value-type="string">
            <text:p>Mwangi</text:p>
          </table:table-cell>
          <table:table-cell office:value-type="string">
            <text:p>Hele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2.6">
            <text:p>82,6</text:p>
          </table:table-cell>
          <table:table-cell office:value-type="float" office:value="78.2">
            <text:p>78,2</text:p>
          </table:table-cell>
        </table:table-row>
        <table:table-row table:style-name="ro1">
          <table:table-cell office:value-type="string">
            <text:p>azztayrk</text:p>
          </table:table-cell>
          <table:table-cell office:value-type="string">
            <text:p>Nad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.6">
            <text:p>82,6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Gagliardi</text:p>
          </table:table-cell>
          <table:table-cell office:value-type="string">
            <text:p>Sof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7">
            <text:p>82,7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Rinaldi</text:p>
          </table:table-cell>
          <table:table-cell office:value-type="string">
            <text:p>Filipp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7">
            <text:p>82,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Russo</text:p>
          </table:table-cell>
          <table:table-cell office:value-type="string">
            <text:p>Fiordaliso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7">
            <text:p>82,7</text:p>
          </table:table-cell>
          <table:table-cell office:value-type="float" office:value="81.4">
            <text:p>81,4</text:p>
          </table:table-cell>
        </table:table-row>
        <table:table-row table:style-name="ro1">
          <table:table-cell office:value-type="string">
            <text:p>Spagnolo</text:p>
          </table:table-cell>
          <table:table-cell office:value-type="string">
            <text:p>Pao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8">
            <text:p>82,8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Martelli</text:p>
          </table:table-cell>
          <table:table-cell office:value-type="string">
            <text:p>Valent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8">
            <text:p>82,8</text:p>
          </table:table-cell>
          <table:table-cell office:value-type="float" office:value="79.2">
            <text:p>79,2</text:p>
          </table:table-cell>
        </table:table-row>
        <table:table-row table:style-name="ro1">
          <table:table-cell office:value-type="string">
            <text:p>Scarpa</text:p>
          </table:table-cell>
          <table:table-cell office:value-type="string">
            <text:p>Giovanni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8">
            <text:p>82,8</text:p>
          </table:table-cell>
          <table:table-cell office:value-type="float" office:value="79.9">
            <text:p>79,9</text:p>
          </table:table-cell>
        </table:table-row>
        <table:table-row table:style-name="ro1">
          <table:table-cell office:value-type="string">
            <text:p>Sorrentino</text:p>
          </table:table-cell>
          <table:table-cell office:value-type="string">
            <text:p>Edo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8">
            <text:p>82,8</text:p>
          </table:table-cell>
          <table:table-cell office:value-type="float" office:value="79.9">
            <text:p>79,9</text:p>
          </table:table-cell>
        </table:table-row>
        <table:table-row table:style-name="ro1">
          <table:table-cell office:value-type="string">
            <text:p>Hatem</text:p>
          </table:table-cell>
          <table:table-cell office:value-type="string">
            <text:p>Zainab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.9">
            <text:p>82,9</text:p>
          </table:table-cell>
          <table:table-cell office:value-type="float" office:value="78.5">
            <text:p>78,5</text:p>
          </table:table-cell>
        </table:table-row>
        <table:table-row table:style-name="ro1">
          <table:table-cell office:value-type="string">
            <text:p>Della Rovere</text:p>
          </table:table-cell>
          <table:table-cell office:value-type="string">
            <text:p>Came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9">
            <text:p>82,9</text:p>
          </table:table-cell>
          <table:table-cell office:value-type="float" office:value="79.9">
            <text:p>79,9</text:p>
          </table:table-cell>
        </table:table-row>
        <table:table-row table:style-name="ro1">
          <table:table-cell office:value-type="string">
            <text:p>Bensalah</text:p>
          </table:table-cell>
          <table:table-cell office:value-type="string">
            <text:p>Latif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3">
            <text:p>83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De Luca</text:p>
          </table:table-cell>
          <table:table-cell office:value-type="string">
            <text:p>Cami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3.1">
            <text:p>83,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Olufemi</text:p>
          </table:table-cell>
          <table:table-cell office:value-type="string">
            <text:p>George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1">
            <text:p>83,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kinwale</text:p>
          </table:table-cell>
          <table:table-cell office:value-type="string">
            <text:p>David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1">
            <text:p>83,1</text:p>
          </table:table-cell>
          <table:table-cell office:value-type="float" office:value="79.6">
            <text:p>79,6</text:p>
          </table:table-cell>
        </table:table-row>
        <table:table-row table:style-name="ro1">
          <table:table-cell office:value-type="string">
            <text:p>Acquaviva</text:p>
          </table:table-cell>
          <table:table-cell office:value-type="string">
            <text:p>Car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3.2">
            <text:p>83,2</text:p>
          </table:table-cell>
          <table:table-cell office:value-type="float" office:value="80.9">
            <text:p>80,9</text:p>
          </table:table-cell>
        </table:table-row>
        <table:table-row table:style-name="ro1">
          <table:table-cell office:value-type="string">
            <text:p>Kisumu</text:p>
          </table:table-cell>
          <table:table-cell office:value-type="string">
            <text:p>Cor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3.3">
            <text:p>83,3</text:p>
          </table:table-cell>
          <table:table-cell office:value-type="float" office:value="78.3">
            <text:p>78,3</text:p>
          </table:table-cell>
        </table:table-row>
        <table:table-row table:style-name="ro1">
          <table:table-cell office:value-type="string">
            <text:p>Kamba</text:p>
          </table:table-cell>
          <table:table-cell office:value-type="string">
            <text:p>Beatrix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3.3">
            <text:p>83,3</text:p>
          </table:table-cell>
          <table:table-cell office:value-type="float" office:value="78.7">
            <text:p>78,7</text:p>
          </table:table-cell>
        </table:table-row>
        <table:table-row table:style-name="ro1">
          <table:table-cell office:value-type="string">
            <text:p>Montani</text:p>
          </table:table-cell>
          <table:table-cell office:value-type="string">
            <text:p>Rebec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3.4">
            <text:p>83,4</text:p>
          </table:table-cell>
          <table:table-cell office:value-type="float" office:value="81.7">
            <text:p>81,7</text:p>
          </table:table-cell>
        </table:table-row>
        <table:table-row table:style-name="ro1">
          <table:table-cell office:value-type="string">
            <text:p>Turhan</text:p>
          </table:table-cell>
          <table:table-cell office:value-type="string">
            <text:p>Bad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3.5">
            <text:p>83,5</text:p>
          </table:table-cell>
          <table:table-cell office:value-type="float" office:value="79.8">
            <text:p>79,8</text:p>
          </table:table-cell>
        </table:table-row>
        <table:table-row table:style-name="ro1">
          <table:table-cell office:value-type="string">
            <text:p>Bellini</text:p>
          </table:table-cell>
          <table:table-cell office:value-type="string">
            <text:p>Vio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3.5">
            <text:p>83,5</text:p>
          </table:table-cell>
          <table:table-cell office:value-type="float" office:value="80.5">
            <text:p>80,5</text:p>
          </table:table-cell>
        </table:table-row>
        <table:table-row table:style-name="ro1">
          <table:table-cell office:value-type="string">
            <text:p>Hashemi</text:p>
          </table:table-cell>
          <table:table-cell office:value-type="string">
            <text:p>Wale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3.6">
            <text:p>83,6</text:p>
          </table:table-cell>
          <table:table-cell office:value-type="float" office:value="80.2">
            <text:p>80,2</text:p>
          </table:table-cell>
        </table:table-row>
        <table:table-row table:style-name="ro1">
          <table:table-cell office:value-type="string">
            <text:p>Johnson</text:p>
          </table:table-cell>
          <table:table-cell office:value-type="string">
            <text:p>Amel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3.7">
            <text:p>83,7</text:p>
          </table:table-cell>
          <table:table-cell office:value-type="float" office:value="81.5">
            <text:p>81,5</text:p>
          </table:table-cell>
        </table:table-row>
        <table:table-row table:style-name="ro1">
          <table:table-cell office:value-type="string">
            <text:p>Azahin</text:p>
          </table:table-cell>
          <table:table-cell office:value-type="string">
            <text:p>Zakariy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3.8">
            <text:p>83,8</text:p>
          </table:table-cell>
          <table:table-cell office:value-type="float" office:value="80.1">
            <text:p>80,1</text:p>
          </table:table-cell>
        </table:table-row>
        <table:table-row table:style-name="ro1">
          <table:table-cell office:value-type="string">
            <text:p>Hausa</text:p>
          </table:table-cell>
          <table:table-cell office:value-type="string">
            <text:p>Michael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8">
            <text:p>83,8</text:p>
          </table:table-cell>
          <table:table-cell office:value-type="float" office:value="83.2">
            <text:p>83,2</text:p>
          </table:table-cell>
        </table:table-row>
        <table:table-row table:style-name="ro1">
          <table:table-cell office:value-type="string">
            <text:p>Igbinedion</text:p>
          </table:table-cell>
          <table:table-cell office:value-type="string">
            <text:p>Wyatt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9">
            <text:p>83,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Eldoret</text:p>
          </table:table-cell>
          <table:table-cell office:value-type="string">
            <text:p>Frey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">
            <text:p>84</text:p>
          </table:table-cell>
          <table:table-cell office:value-type="float" office:value="80.5">
            <text:p>80,5</text:p>
          </table:table-cell>
        </table:table-row>
        <table:table-row table:style-name="ro1">
          <table:table-cell office:value-type="string">
            <text:p>Ferrari</text:p>
          </table:table-cell>
          <table:table-cell office:value-type="string">
            <text:p>Giu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4">
            <text:p>84</text:p>
          </table:table-cell>
          <table:table-cell office:value-type="float" office:value="80.6">
            <text:p>80,6</text:p>
          </table:table-cell>
        </table:table-row>
        <table:table-row table:style-name="ro1">
          <table:table-cell office:value-type="string">
            <text:p>Ziane</text:p>
          </table:table-cell>
          <table:table-cell office:value-type="string">
            <text:p>Khadij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4.1">
            <text:p>84,1</text:p>
          </table:table-cell>
          <table:table-cell office:value-type="float" office:value="79.6">
            <text:p>79,6</text:p>
          </table:table-cell>
        </table:table-row>
        <table:table-row table:style-name="ro1">
          <table:table-cell office:value-type="string">
            <text:p>Ibadan</text:p>
          </table:table-cell>
          <table:table-cell office:value-type="string">
            <text:p>Sila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4.3">
            <text:p>84,3</text:p>
          </table:table-cell>
          <table:table-cell office:value-type="float" office:value="79.5">
            <text:p>79,5</text:p>
          </table:table-cell>
        </table:table-row>
        <table:table-row table:style-name="ro1">
          <table:table-cell office:value-type="string">
            <text:p>Wambui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3">
            <text:p>84,3</text:p>
          </table:table-cell>
          <table:table-cell office:value-type="float" office:value="80.4">
            <text:p>80,4</text:p>
          </table:table-cell>
        </table:table-row>
        <table:table-row table:style-name="ro1">
          <table:table-cell office:value-type="string">
            <text:p>Igbo</text:p>
          </table:table-cell>
          <table:table-cell office:value-type="string">
            <text:p>Isl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3">
            <text:p>84,3</text:p>
          </table:table-cell>
          <table:table-cell office:value-type="float" office:value="82.5">
            <text:p>82,5</text:p>
          </table:table-cell>
        </table:table-row>
        <table:table-row table:style-name="ro1">
          <table:table-cell office:value-type="string">
            <text:p>Ariosto</text:p>
          </table:table-cell>
          <table:table-cell office:value-type="string">
            <text:p>Dan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4.4">
            <text:p>84,4</text:p>
          </table:table-cell>
          <table:table-cell office:value-type="float" office:value="80.6">
            <text:p>80,6</text:p>
          </table:table-cell>
        </table:table-row>
        <table:table-row table:style-name="ro1">
          <table:table-cell office:value-type="string">
            <text:p>Turner</text:p>
          </table:table-cell>
          <table:table-cell office:value-type="string">
            <text:p>Eleanor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5">
            <text:p>84,5</text:p>
          </table:table-cell>
          <table:table-cell office:value-type="float" office:value="79.2">
            <text:p>79,2</text:p>
          </table:table-cell>
        </table:table-row>
        <table:table-row table:style-name="ro1">
          <table:table-cell office:value-type="string">
            <text:p>Akbulut</text:p>
          </table:table-cell>
          <table:table-cell office:value-type="string">
            <text:p>Ray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5">
            <text:p>84,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zzdemir</text:p>
          </table:table-cell>
          <table:table-cell office:value-type="string">
            <text:p>Ami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6">
            <text:p>84,6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Aydafn</text:p>
          </table:table-cell>
          <table:table-cell office:value-type="string">
            <text:p>Kar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8">
            <text:p>84,8</text:p>
          </table:table-cell>
          <table:table-cell office:value-type="float" office:value="80.4">
            <text:p>80,4</text:p>
          </table:table-cell>
        </table:table-row>
        <table:table-row table:style-name="ro1">
          <table:table-cell office:value-type="string">
            <text:p>El Kettani</text:p>
          </table:table-cell>
          <table:table-cell office:value-type="string">
            <text:p>Ada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9">
            <text:p>84,9</text:p>
          </table:table-cell>
          <table:table-cell office:value-type="float" office:value="80.1">
            <text:p>80,1</text:p>
          </table:table-cell>
        </table:table-row>
        <table:table-row table:style-name="ro1">
          <table:table-cell office:value-type="string">
            <text:p>Aayt</text:p>
          </table:table-cell>
          <table:table-cell office:value-type="string">
            <text:p>Malak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4.9">
            <text:p>84,9</text:p>
          </table:table-cell>
          <table:table-cell office:value-type="float" office:value="80.5">
            <text:p>80,5</text:p>
          </table:table-cell>
        </table:table-row>
        <table:table-row table:style-name="ro1">
          <table:table-cell office:value-type="string">
            <text:p>Njoroge</text:p>
          </table:table-cell>
          <table:table-cell office:value-type="string">
            <text:p>Margaret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9">
            <text:p>84,9</text:p>
          </table:table-cell>
          <table:table-cell office:value-type="float" office:value="80.7">
            <text:p>80,7</text:p>
          </table:table-cell>
        </table:table-row>
        <table:table-row table:style-name="ro1">
          <table:table-cell office:value-type="string">
            <text:p>Yoruba</text:p>
          </table:table-cell>
          <table:table-cell office:value-type="string">
            <text:p>Charle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">
            <text:p>85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AlAjmi</text:p>
          </table:table-cell>
          <table:table-cell office:value-type="string">
            <text:p>Dal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5.1">
            <text:p>85,1</text:p>
          </table:table-cell>
          <table:table-cell office:value-type="float" office:value="80.7">
            <text:p>80,7</text:p>
          </table:table-cell>
        </table:table-row>
        <table:table-row table:style-name="ro1">
          <table:table-cell office:value-type="string">
            <text:p>Kalenjin</text:p>
          </table:table-cell>
          <table:table-cell office:value-type="string">
            <text:p>Astrid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4">
            <text:p>85,4</text:p>
          </table:table-cell>
          <table:table-cell office:value-type="float" office:value="78.3">
            <text:p>78,3</text:p>
          </table:table-cell>
        </table:table-row>
        <table:table-row table:style-name="ro1">
          <table:table-cell office:value-type="string">
            <text:p>Ayodele</text:p>
          </table:table-cell>
          <table:table-cell office:value-type="string">
            <text:p>Josep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.4">
            <text:p>85,4</text:p>
          </table:table-cell>
          <table:table-cell office:value-type="float" office:value="80.1">
            <text:p>80,1</text:p>
          </table:table-cell>
        </table:table-row>
        <table:table-row table:style-name="ro1">
          <table:table-cell office:value-type="string">
            <text:p>Chege</text:p>
          </table:table-cell>
          <table:table-cell office:value-type="string">
            <text:p>Hazel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4">
            <text:p>85,4</text:p>
          </table:table-cell>
          <table:table-cell office:value-type="float" office:value="80.5">
            <text:p>80,5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string">
            <text:p>Gideo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.4">
            <text:p>85,4</text:p>
          </table:table-cell>
          <table:table-cell office:value-type="float" office:value="81.3">
            <text:p>81,3</text:p>
          </table:table-cell>
        </table:table-row>
        <table:table-row table:style-name="ro1">
          <table:table-cell office:value-type="string">
            <text:p>Ogunwusi</text:p>
          </table:table-cell>
          <table:table-cell office:value-type="string">
            <text:p>Theodore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.6">
            <text:p>85,6</text:p>
          </table:table-cell>
          <table:table-cell office:value-type="float" office:value="80.8">
            <text:p>80,8</text:p>
          </table:table-cell>
        </table:table-row>
        <table:table-row table:style-name="ro1">
          <table:table-cell office:value-type="string">
            <text:p>Kente</text:p>
          </table:table-cell>
          <table:table-cell office:value-type="string">
            <text:p>Oliv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8">
            <text:p>85,8</text:p>
          </table:table-cell>
          <table:table-cell office:value-type="float" office:value="82.6">
            <text:p>82,6</text:p>
          </table:table-cell>
        </table:table-row>
        <table:table-row table:style-name="ro1">
          <table:table-cell office:value-type="string">
            <text:p>Mbengue</text:p>
          </table:table-cell>
          <table:table-cell office:value-type="string">
            <text:p>Av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8">
            <text:p>85,8</text:p>
          </table:table-cell>
          <table:table-cell office:value-type="float" office:value="82.9">
            <text:p>82,9</text:p>
          </table:table-cell>
        </table:table-row>
        <table:table-row table:style-name="ro1">
          <table:table-cell office:value-type="string">
            <text:p>Luo</text:p>
          </table:table-cell>
          <table:table-cell office:value-type="string">
            <text:p>Mar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9">
            <text:p>85,9</text:p>
          </table:table-cell>
          <table:table-cell office:value-type="float" office:value="81.6">
            <text:p>81,6</text:p>
          </table:table-cell>
        </table:table-row>
        <table:table-row table:style-name="ro1">
          <table:table-cell office:value-type="string">
            <text:p>Otieno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2.2">
            <text:p>82,2</text:p>
          </table:table-cell>
        </table:table-row>
        <table:table-row table:style-name="ro1">
          <table:table-cell office:value-type="string">
            <text:p>Miller</text:p>
          </table:table-cell>
          <table:table-cell office:value-type="string">
            <text:p>Elizabeth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2">
            <text:p>86,2</text:p>
          </table:table-cell>
          <table:table-cell office:value-type="float" office:value="81.1">
            <text:p>81,1</text:p>
          </table:table-cell>
        </table:table-row>
        <table:table-row table:style-name="ro1">
          <table:table-cell office:value-type="string">
            <text:p>Agbasi</text:p>
          </table:table-cell>
          <table:table-cell office:value-type="string">
            <text:p>Benjami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6.5">
            <text:p>86,5</text:p>
          </table:table-cell>
          <table:table-cell office:value-type="float" office:value="80.9">
            <text:p>80,9</text:p>
          </table:table-cell>
        </table:table-row>
        <table:table-row table:style-name="ro1">
          <table:table-cell office:value-type="string">
            <text:p>Chukwuemeka</text:p>
          </table:table-cell>
          <table:table-cell office:value-type="string">
            <text:p>Lil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6">
            <text:p>86,6</text:p>
          </table:table-cell>
          <table:table-cell office:value-type="float" office:value="82.3">
            <text:p>82,3</text:p>
          </table:table-cell>
        </table:table-row>
        <table:table-row table:style-name="ro1">
          <table:table-cell office:value-type="string">
            <text:p>Williams</text:p>
          </table:table-cell>
          <table:table-cell office:value-type="string">
            <text:p>Soph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6">
            <text:p>86,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Onyango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7">
            <text:p>86,7</text:p>
          </table:table-cell>
          <table:table-cell office:value-type="float" office:value="81.5">
            <text:p>81,5</text:p>
          </table:table-cell>
        </table:table-row>
        <table:table-row table:style-name="ro1">
          <table:table-cell office:value-type="string">
            <text:p>Balogun</text:p>
          </table:table-cell>
          <table:table-cell office:value-type="string">
            <text:p>Benjami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">
            <text:p>87</text:p>
          </table:table-cell>
          <table:table-cell office:value-type="float" office:value="81.3">
            <text:p>81,3</text:p>
          </table:table-cell>
        </table:table-row>
        <table:table-row table:style-name="ro1">
          <table:table-cell office:value-type="string">
            <text:p>Usman</text:p>
          </table:table-cell>
          <table:table-cell office:value-type="string">
            <text:p>Fin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.3">
            <text:p>87,3</text:p>
          </table:table-cell>
          <table:table-cell office:value-type="float" office:value="81.9">
            <text:p>81,9</text:p>
          </table:table-cell>
        </table:table-row>
        <table:table-row table:style-name="ro1">
          <table:table-cell office:value-type="string">
            <text:p>Johnson</text:p>
          </table:table-cell>
          <table:table-cell office:value-type="string">
            <text:p>Gabriel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.3">
            <text:p>87,3</text:p>
          </table:table-cell>
          <table:table-cell office:value-type="float" office:value="83.4">
            <text:p>83,4</text:p>
          </table:table-cell>
        </table:table-row>
        <table:table-row table:style-name="ro1">
          <table:table-cell office:value-type="string">
            <text:p>Muthoni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7.4">
            <text:p>87,4</text:p>
          </table:table-cell>
          <table:table-cell office:value-type="float" office:value="81.2">
            <text:p>81,2</text:p>
          </table:table-cell>
        </table:table-row>
        <table:table-row table:style-name="ro1">
          <table:table-cell office:value-type="string">
            <text:p>Danladi</text:p>
          </table:table-cell>
          <table:table-cell office:value-type="string">
            <text:p>Caleb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.9">
            <text:p>87,9</text:p>
          </table:table-cell>
          <table:table-cell office:value-type="float" office:value="82.4">
            <text:p>82,4</text:p>
          </table:table-cell>
        </table:table-row>
        <table:table-row table:style-name="ro1">
          <table:table-cell office:value-type="string">
            <text:p>Bello</text:p>
          </table:table-cell>
          <table:table-cell office:value-type="string">
            <text:p>Robert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">
            <text:p>88</text:p>
          </table:table-cell>
          <table:table-cell office:value-type="float" office:value="81.4">
            <text:p>81,4</text:p>
          </table:table-cell>
        </table:table-row>
        <table:table-row table:style-name="ro1">
          <table:table-cell office:value-type="string">
            <text:p>Nakuru</text:p>
          </table:table-cell>
          <table:table-cell office:value-type="string">
            <text:p>Elois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1">
            <text:p>88,1</text:p>
          </table:table-cell>
          <table:table-cell office:value-type="float" office:value="82.7">
            <text:p>82,7</text:p>
          </table:table-cell>
        </table:table-row>
        <table:table-row table:style-name="ro1">
          <table:table-cell office:value-type="string">
            <text:p>Kikuyu</text:p>
          </table:table-cell>
          <table:table-cell office:value-type="string">
            <text:p>Adelin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2">
            <text:p>88,2</text:p>
          </table:table-cell>
          <table:table-cell office:value-type="float" office:value="82.1">
            <text:p>82,1</text:p>
          </table:table-cell>
        </table:table-row>
        <table:table-row table:style-name="ro1">
          <table:table-cell office:value-type="string">
            <text:p>Olajumoke</text:p>
          </table:table-cell>
          <table:table-cell office:value-type="string">
            <text:p>Joh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3">
            <text:p>88,3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Suleiman</text:p>
          </table:table-cell>
          <table:table-cell office:value-type="string">
            <text:p>Ezra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3">
            <text:p>88,3</text:p>
          </table:table-cell>
          <table:table-cell office:value-type="float" office:value="83.7">
            <text:p>83,7</text:p>
          </table:table-cell>
        </table:table-row>
        <table:table-row table:style-name="ro1">
          <table:table-cell office:value-type="string">
            <text:p>Oduor</text:p>
          </table:table-cell>
          <table:table-cell office:value-type="string">
            <text:p>Juniper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3">
            <text:p>88,3</text:p>
          </table:table-cell>
          <table:table-cell office:value-type="float" office:value="85.3">
            <text:p>85,3</text:p>
          </table:table-cell>
        </table:table-row>
        <table:table-row table:style-name="ro1">
          <table:table-cell office:value-type="string">
            <text:p>Ofori</text:p>
          </table:table-cell>
          <table:table-cell office:value-type="string">
            <text:p>Emm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4">
            <text:p>88,4</text:p>
          </table:table-cell>
          <table:table-cell office:value-type="float" office:value="80.9">
            <text:p>80,9</text:p>
          </table:table-cell>
        </table:table-row>
        <table:table-row table:style-name="ro1">
          <table:table-cell office:value-type="string">
            <text:p>Ibe</text:p>
          </table:table-cell>
          <table:table-cell office:value-type="string">
            <text:p>Naomi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4">
            <text:p>88,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Ahmed</text:p>
          </table:table-cell>
          <table:table-cell office:value-type="string">
            <text:p>Etha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6">
            <text:p>88,6</text:p>
          </table:table-cell>
          <table:table-cell office:value-type="float" office:value="81.2">
            <text:p>81,2</text:p>
          </table:table-cell>
        </table:table-row>
        <table:table-row table:style-name="ro1">
          <table:table-cell office:value-type="string">
            <text:p>Nwafor</text:p>
          </table:table-cell>
          <table:table-cell office:value-type="string">
            <text:p>Alexand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7">
            <text:p>88,7</text:p>
          </table:table-cell>
          <table:table-cell office:value-type="float" office:value="84.1">
            <text:p>84,1</text:p>
          </table:table-cell>
        </table:table-row>
        <table:table-row table:style-name="ro1">
          <table:table-cell office:value-type="string">
            <text:p>Abuja</text:p>
          </table:table-cell>
          <table:table-cell office:value-type="string">
            <text:p>Jasp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8">
            <text:p>88,8</text:p>
          </table:table-cell>
          <table:table-cell office:value-type="float" office:value="83.5">
            <text:p>83,5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Isabell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9">
            <text:p>88,9</text:p>
          </table:table-cell>
          <table:table-cell office:value-type="float" office:value="82.5">
            <text:p>82,5</text:p>
          </table:table-cell>
        </table:table-row>
        <table:table-row table:style-name="ro1">
          <table:table-cell office:value-type="string">
            <text:p>Freeman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1">
            <text:p>89,1</text:p>
          </table:table-cell>
          <table:table-cell office:value-type="float" office:value="81.3">
            <text:p>81,3</text:p>
          </table:table-cell>
        </table:table-row>
        <table:table-row table:style-name="ro1">
          <table:table-cell office:value-type="string">
            <text:p>Luhya</text:p>
          </table:table-cell>
          <table:table-cell office:value-type="string">
            <text:p>Bianc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1">
            <text:p>89,1</text:p>
          </table:table-cell>
          <table:table-cell office:value-type="float" office:value="82.4">
            <text:p>82,4</text:p>
          </table:table-cell>
        </table:table-row>
        <table:table-row table:style-name="ro1">
          <table:table-cell office:value-type="string">
            <text:p>Aminu</text:p>
          </table:table-cell>
          <table:table-cell office:value-type="string">
            <text:p>Elija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1">
            <text:p>89,1</text:p>
          </table:table-cell>
          <table:table-cell office:value-type="float" office:value="84.6">
            <text:p>84,6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string">
            <text:p>Noa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2">
            <text:p>89,2</text:p>
          </table:table-cell>
          <table:table-cell office:value-type="float" office:value="82.4">
            <text:p>82,4</text:p>
          </table:table-cell>
        </table:table-row>
        <table:table-row table:style-name="ro1">
          <table:table-cell office:value-type="string">
            <text:p>Adebayo</text:p>
          </table:table-cell>
          <table:table-cell office:value-type="string">
            <text:p>Christoph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3">
            <text:p>89,3</text:p>
          </table:table-cell>
          <table:table-cell office:value-type="float" office:value="83.1">
            <text:p>83,1</text:p>
          </table:table-cell>
        </table:table-row>
        <table:table-row table:style-name="ro1">
          <table:table-cell office:value-type="string">
            <text:p>Agengo</text:p>
          </table:table-cell>
          <table:table-cell office:value-type="string">
            <text:p>Emil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5">
            <text:p>89,5</text:p>
          </table:table-cell>
          <table:table-cell office:value-type="float" office:value="84.6">
            <text:p>84,6</text:p>
          </table:table-cell>
        </table:table-row>
        <table:table-row table:style-name="ro1">
          <table:table-cell office:value-type="string">
            <text:p>Zulu</text:p>
          </table:table-cell>
          <table:table-cell office:value-type="string">
            <text:p>Charlott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6">
            <text:p>89,6</text:p>
          </table:table-cell>
          <table:table-cell office:value-type="float" office:value="83.7">
            <text:p>83,7</text:p>
          </table:table-cell>
        </table:table-row>
        <table:table-row table:style-name="ro1">
          <table:table-cell office:value-type="string">
            <text:p>Mohammed</text:p>
          </table:table-cell>
          <table:table-cell office:value-type="string">
            <text:p>Atla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7">
            <text:p>89,7</text:p>
          </table:table-cell>
          <table:table-cell office:value-type="float" office:value="84.8">
            <text:p>84,8</text:p>
          </table:table-cell>
        </table:table-row>
        <table:table-row table:style-name="ro1">
          <table:table-cell office:value-type="string">
            <text:p>Williams</text:p>
          </table:table-cell>
          <table:table-cell office:value-type="string">
            <text:p>Henry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9">
            <text:p>89,9</text:p>
          </table:table-cell>
          <table:table-cell office:value-type="float" office:value="84.1">
            <text:p>84,1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9">
            <text:p>89,9</text:p>
          </table:table-cell>
          <table:table-cell office:value-type="float" office:value="84.3">
            <text:p>84,3</text:p>
          </table:table-cell>
        </table:table-row>
        <table:table-row table:style-name="ro1">
          <table:table-cell office:value-type="string">
            <text:p>Akello</text:p>
          </table:table-cell>
          <table:table-cell office:value-type="string">
            <text:p>Charlott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9">
            <text:p>89,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Ibrahim</text:p>
          </table:table-cell>
          <table:table-cell office:value-type="string">
            <text:p>Ash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90.4">
            <text:p>90,4</text:p>
          </table:table-cell>
          <table:table-cell office:value-type="float" office:value="82.3">
            <text:p>82,3</text:p>
          </table:table-cell>
        </table:table-row>
        <table:table-row table:style-name="ro1">
          <table:table-cell office:value-type="string">
            <text:p>Kamau</text:p>
          </table:table-cell>
          <table:table-cell office:value-type="string">
            <text:p>Hannah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90.7">
            <text:p>90,7</text:p>
          </table:table-cell>
          <table:table-cell office:value-type="float" office:value="83.1">
            <text:p>83,1</text:p>
          </table:table-cell>
        </table:table-row>
        <table:table-row table:style-name="ro1">
          <table:table-cell office:value-type="string">
            <text:p>Adeoye</text:p>
          </table:table-cell>
          <table:table-cell office:value-type="string">
            <text:p>Alexand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91.3">
            <text:p>91,3</text:p>
          </table:table-cell>
          <table:table-cell office:value-type="float" office:value="85.6">
            <text:p>85,6</text:p>
          </table:table-cell>
        </table:table-row>
        <table:table-row table:style-name="ro1">
          <table:table-cell office:value-type="string">
            <text:p>Onyema</text:p>
          </table:table-cell>
          <table:table-cell office:value-type="string">
            <text:p>Josephin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91.4">
            <text:p>91,4</text:p>
          </table:table-cell>
          <table:table-cell office:value-type="float" office:value="85.3">
            <text:p>85,3</text:p>
          </table:table-cell>
        </table:table-row>
        <table:table-row table:style-name="ro1">
          <table:table-cell office:value-type="string">
            <text:p>Kano</text:p>
          </table:table-cell>
          <table:table-cell office:value-type="string">
            <text:p>Kai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92.4">
            <text:p>92,4</text:p>
          </table:table-cell>
          <table:table-cell office:value-type="float" office:value="83.2">
            <text:p>83,2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string">
            <text:p>Brynle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93.8">
            <text:p>93,8</text:p>
          </table:table-cell>
          <table:table-cell office:value-type="float" office:value="85">
            <text:p>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10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4">24/04/2024</text:date>, <text:time>11.28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4T11:28:02</dc:date>
    <dc:creator>Sara Cervai</dc:creator>
    <meta:generator>OpenOffice/4.1.2$Unix OpenOffice.org_project/412m3$Build-9782</meta:generator>
    <meta:editing-duration>PT1H27M52S</meta:editing-duration>
    <meta:editing-cycles>4</meta:editing-cycles>
    <meta:document-statistic meta:table-count="1" meta:cell-count="1434" meta:object-count="0"/>
  </office:meta>
</office:document-meta>
</file>